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ubtítulo" style:master-page-name="MP0" style:family="paragraph">
      <style:paragraph-properties fo:break-before="page" fo:text-align="justify" style:page-number="1"/>
    </style:style>
    <style:style style:name="T4" style:parent-style-name="Fuentedepárrafopredeter." style:family="text">
      <style:text-properties fo:font-weight="bold" style:font-weight-asian="bold" fo:color="#B45F06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end"/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9" style:family="table-column">
      <style:table-column-properties style:column-width="2.2395in" style:use-optimal-column-width="false"/>
    </style:style>
    <style:style style:name="TableColumn10" style:family="table-column">
      <style:table-column-properties style:column-width="1.6666in" style:use-optimal-column-width="false"/>
    </style:style>
    <style:style style:name="Table8" style:family="table">
      <style:table-properties style:width="3.9062in" fo:margin-left="0in" table:align="left"/>
    </style:style>
    <style:style style:name="TableRow11" style:family="table-row">
      <style:table-row-properties style:min-row-height="0.2395in" style:use-optimal-row-height="false"/>
    </style:style>
    <style:style style:name="TableCell12" style:family="table-cell">
      <style:table-cell-properties fo:border="0.0138in solid #CCCCCC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end" fo:line-height="100%"/>
      <style:text-properties fo:font-weight="bold" style:font-weight-asian="bold"/>
    </style:style>
    <style:style style:name="TableCell14" style:family="table-cell">
      <style:table-cell-properties fo:border="0.0138in solid #CCCCCC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line-height="100%"/>
      <style:text-properties fo:color="#B45F06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CCCCCC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end" fo:line-height="100%"/>
    </style:style>
    <style:style style:name="TableCell19" style:family="table-cell">
      <style:table-cell-properties fo:border="0.0138in solid #CCCCCC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  <style:text-properties fo:color="#B45F06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25" style:family="table-column">
      <style:table-column-properties style:column-width="1.25in" style:use-optimal-column-width="false"/>
    </style:style>
    <style:style style:name="TableColumn26" style:family="table-column">
      <style:table-column-properties style:column-width="3.1458in" style:use-optimal-column-width="false"/>
    </style:style>
    <style:style style:name="Table24" style:family="table">
      <style:table-properties style:width="4.395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CCCCCC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Cell30" style:family="table-cell">
      <style:table-cell-properties fo:border="0.0138in solid #CCCCCC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line-height="100%"/>
      <style:text-properties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CCCCCC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end" fo:line-height="100%"/>
    </style:style>
    <style:style style:name="TableCell35" style:family="table-cell">
      <style:table-cell-properties fo:border="0.0138in solid #CCCCCC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/>
      <style:text-properties fo:color="#B45F06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CCCCCC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 fo:line-height="100%"/>
    </style:style>
    <style:style style:name="TableCell40" style:family="table-cell">
      <style:table-cell-properties fo:border="0.0138in solid #CCCCCC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  <style:text-properties fo:color="#B45F06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CCCCCC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end" fo:line-height="100%"/>
    </style:style>
    <style:style style:name="TableCell45" style:family="table-cell">
      <style:table-cell-properties fo:border="0.0138in solid #CCCCCC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line-height="100%"/>
      <style:text-properties fo:color="#B45F06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CCCCCC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end" fo:line-height="100%"/>
    </style:style>
    <style:style style:name="TableCell50" style:family="table-cell">
      <style:table-cell-properties fo:border="0.0138in solid #CCCCCC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00%"/>
      <style:text-properties fo:color="#B45F06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CCCCCC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 fo:line-height="100%"/>
    </style:style>
    <style:style style:name="TableCell55" style:family="table-cell">
      <style:table-cell-properties fo:border="0.0138in solid #CCCCCC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  <style:text-properties fo:color="#B45F06"/>
    </style:style>
    <style:style style:name="T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end"/>
    </style:style>
    <style:style style:name="TableColumn60" style:family="table-column">
      <style:table-column-properties style:column-width="1.6868in" style:use-optimal-column-width="false"/>
    </style:style>
    <style:style style:name="TableColumn61" style:family="table-column">
      <style:table-column-properties style:column-width="2.084in" style:use-optimal-column-width="false"/>
    </style:style>
    <style:style style:name="Table59" style:family="table">
      <style:table-properties style:width="3.7708in" fo:margin-left="0.885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CCCCCC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end" fo:line-height="100%"/>
    </style:style>
    <style:style style:name="TableCell65" style:family="table-cell">
      <style:table-cell-properties fo:border="0.0138in solid #CCCCCC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100%"/>
      <style:text-properties fo:color="#B45F06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CCCCCC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 fo:line-height="100%"/>
    </style:style>
    <style:style style:name="TableCell70" style:family="table-cell">
      <style:table-cell-properties fo:border="0.0138in solid #CCCCCC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line-height="100%"/>
      <style:text-properties fo:color="#B45F06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CCCCCC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end" fo:line-height="100%"/>
    </style:style>
    <style:style style:name="TableCell75" style:family="table-cell">
      <style:table-cell-properties fo:border="0.0138in solid #CCCCCC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line-height="100%"/>
      <style:text-properties fo:color="#B45F06"/>
    </style:style>
    <style:style style:name="P77" style:parent-style-name="Standard" style:family="paragraph">
      <style:paragraph-properties fo:break-before="page"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end"/>
    </style:style>
    <style:style style:name="TableColumn81" style:family="table-column">
      <style:table-column-properties style:column-width="5.177in" style:use-optimal-column-width="false"/>
    </style:style>
    <style:style style:name="Table80" style:family="table">
      <style:table-properties style:width="5.177in" fo:margin-left="0.8854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CCCCCC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00%"/>
    </style:style>
    <style:style style:name="T85" style:parent-style-name="Fuentedepárrafopredeter." style:family="text">
      <style:text-properties fo:font-size="10pt" style:font-size-asian="10pt" style:font-size-complex="10pt"/>
    </style:style>
    <style:style style:name="T86" style:parent-style-name="Fuentedepárrafopredeter." style:family="text">
      <style:text-properties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CCCCCC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line-height="100%"/>
    </style:style>
    <style:style style:name="T90" style:parent-style-name="Fuentedepárrafopredeter." style:family="text">
      <style:text-properties fo:font-size="10pt" style:font-size-asian="10pt" style:font-size-complex="10pt"/>
    </style:style>
    <style:style style:name="T91" style:parent-style-name="Fuentedepárrafopredeter." style:family="text">
      <style:text-properties fo:font-size="10pt" style:font-size-asian="10pt" style:font-size-complex="10pt"/>
    </style:style>
    <style:style style:name="T92" style:parent-style-name="Fuentedepárrafopredeter." style:family="text">
      <style:text-properties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CCCCCC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00%"/>
    </style:style>
    <style:style style:name="T96" style:parent-style-name="Fuentedepárrafopredeter." style:family="text">
      <style:text-properties fo:font-size="10pt" style:font-size-asian="10pt" style:font-size-complex="10pt"/>
    </style:style>
    <style:style style:name="T97" style:parent-style-name="Fuentedepárrafopredeter." style:family="text">
      <style:text-properties fo:font-size="10pt" style:font-size-asian="10pt" style:font-size-complex="10pt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 fo:margin-top="0.1666in" fo:line-height="5%"/>
    </style:style>
    <style:style style:name="P101" style:parent-style-name="Standard" style:family="paragraph">
      <style:paragraph-properties fo:text-align="justify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i2gg76fwwgy5"/><text:bookmark-end text:name="_i2gg76fwwgy5"/>Acta de Constitución de<text:s/><text:span text:style-name="T4">Grupo</text:span></text:p>
      <text:p text:style-name="P5">Los abajo firmantes acordamos constituir el siguiente grupo para trabajar y desarrollar el proyecto de la asignatura Ingeniería del Software. A<text:s/>continuación indicamos el nombre del grupo junto con el desdoble de laboratorio en el que vamos a realizar el trabajo. Hemos sabido de antemano que si todos los integrantes del grupo no vamos a poder acudir al mismo desdoble, entonces no se va a aceptar la<text:s/>propuesta de constitución de este grupo de trabajo.</text:p>
      <text:p text:style-name="P6"/>
      <text:p text:style-name="Standard"><text:span text:style-name="T7"><draw:frame draw:z-index="3" draw:id="id0" draw:style-name="a1" draw:name="Frame1" text:anchor-type="paragraph" svg:x="1.15827in" svg:y="0in" svg:width="3.90556in" svg:height="0.01528in" style:rel-width="scale" style:rel-height="scale"><draw:text-box><table:table table:style-name="Table8"><table:table-columns><table:table-column table:style-name="TableColumn9"/><table:table-column table:style-name="TableColumn10"/></table:table-columns><table:table-row table:style-name="TableRow11"><table:table-cell table:style-name="TableCell12"><text:p text:style-name="P13">Nombre del Grupo</text:p></table:table-cell><table:table-cell table:style-name="TableCell14"><text:p text:style-name="P15">DAIAP</text:p></table:table-cell></table:table-row><table:table-row table:style-name="TableRow16"><table:table-cell table:style-name="TableCell17"><text:p text:style-name="P18">Desdoble (día de la semana)</text:p></table:table-cell><table:table-cell table:style-name="TableCell19"><text:p text:style-name="P20">Martes</text:p></table:table-cell></table:table-row></table:table><text:p text:style-name="Normal"/></draw:text-box><svg:title/><svg:desc/></draw:frame></text:span></text:p>
      <text:p text:style-name="Standard"/>
      <text:p text:style-name="Standard"/>
      <text:p text:style-name="P21"/>
      <text:p text:style-name="P22">A continuación se indican los nombres y apellidos de los integrantes del grupo. Hemos sabido de antemano que: el grupo debe estar<text:s/>constituido por 5 personas (excepto en aquellos casos en los que el profesor haya dado su consentimiento previamente); que ninguno de nosotros puede estar inscrito en ningún otro grupo; y que si algún integrante abandona el grupo, entonces es responsabilidad del resto de componentes asumir las tareas que correspondan.</text:p>
      <text:p text:style-name="Standard"/>
      <text:p text:style-name="Standard"><text:span text:style-name="T23"><draw:frame draw:z-index="4" draw:id="id1" draw:style-name="a2" draw:name="Frame2" text:anchor-type="paragraph" svg:x="0.96024in" svg:y="0.00276in" svg:width="4.39514in" svg:height="0.01528in" style:rel-width="scale" style:rel-height="scale"><draw:text-box><table:table table:style-name="Table24"><table:table-columns><table:table-column table:style-name="TableColumn25"/><table:table-column table:style-name="TableColumn26"/></table:table-columns><table:table-row table:style-name="TableRow27"><table:table-cell table:style-name="TableCell28"><text:p text:style-name="P29"/></table:table-cell><table:table-cell table:style-name="TableCell30"><text:p text:style-name="P31">Nombre y Apellidos</text:p></table:table-cell></table:table-row><table:table-row table:style-name="TableRow32"><table:table-cell table:style-name="TableCell33"><text:p text:style-name="P34">Integrante 1</text:p></table:table-cell><table:table-cell table:style-name="TableCell35"><text:p text:style-name="P36">Alexandru Darie</text:p></table:table-cell></table:table-row><table:table-row table:style-name="TableRow37"><table:table-cell table:style-name="TableCell38"><text:p text:style-name="P39">Integrante 2</text:p></table:table-cell><table:table-cell table:style-name="TableCell40"><text:p text:style-name="P41">Aitor Cotano</text:p></table:table-cell></table:table-row><table:table-row table:style-name="TableRow42"><table:table-cell table:style-name="TableCell43"><text:p text:style-name="P44">Integrante 3</text:p></table:table-cell><table:table-cell table:style-name="TableCell45"><text:p text:style-name="P46">Diego Pomares</text:p></table:table-cell></table:table-row><table:table-row table:style-name="TableRow47"><table:table-cell table:style-name="TableCell48"><text:p text:style-name="P49">Integrante 4</text:p></table:table-cell><table:table-cell table:style-name="TableCell50"><text:p text:style-name="P51">Ivan Andrés</text:p></table:table-cell></table:table-row><table:table-row table:style-name="TableRow52"><table:table-cell table:style-name="TableCell53"><text:p text:style-name="P54">Integrante 5</text:p></table:table-cell><table:table-cell table:style-name="TableCell55"><text:p text:style-name="P56">Peio López</text:p></table:table-cell></table:table-row></table:table><text:p text:style-name="Normal"/></draw:text-box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continuación<text:s/>indicamos qué horas no lectivas hemos establecido para que<text:s/><text:span text:style-name="T57">todos</text:span><text:s/>los componentes del grupo podamos trabajar en el proyecto:</text:p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ía y franja horaria 1</text:p>
          </table:table-cell>
          <table:table-cell table:style-name="TableCell65">
            <text:p text:style-name="P66">Martes 11:00-12:30</text:p>
          </table:table-cell>
        </table:table-row>
        <table:table-row table:style-name="TableRow67">
          <table:table-cell table:style-name="TableCell68">
            <text:p text:style-name="P69">Día y franja horaria 2</text:p>
          </table:table-cell>
          <table:table-cell table:style-name="TableCell70">
            <text:p text:style-name="P71">Jueves 10:00-11:30</text:p>
          </table:table-cell>
        </table:table-row>
        <table:table-row table:style-name="TableRow72">
          <table:table-cell table:style-name="TableCell73">
            <text:p text:style-name="P74">Día y franja horaria 3</text:p>
          </table:table-cell>
          <table:table-cell table:style-name="TableCell75">
            <text:p text:style-name="P76">Sábado 11:30-13: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7">Por último, en este listado incluimos el listado<text:s/>de reglas que se van a aplicar en relación a los deberes y obligaciones de cada uno de los componentes del grupo. Cuanto más detallado sea el reglamento de funcionamiento interno del grupo, más fácil será reaccionar ante posibles contratiempos en el futuro.</text:p>
      <text:p text:style-name="P78"/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Las decisiones se tomarán de la siguiente manera:<text:s/></text:span><text:span text:style-name="T86">Votación</text:span></text:p>
          </table:table-cell>
        </table:table-row>
        <table:table-row table:style-name="TableRow87">
          <table:table-cell table:style-name="TableCell88">
            <text:p text:style-name="P89"><text:span text:style-name="T90">No se admitirá más de<text:s/></text:span><text:span text:style-name="T91">3</text:span><text:span text:style-name="T92"><text:s/>faltas a las reuniones de grupo programadas</text:span></text:p>
          </table:table-cell>
        </table:table-row>
        <table:table-row table:style-name="TableRow93">
          <table:table-cell table:style-name="TableCell94">
            <text:p text:style-name="P95"><text:span text:style-name="T96">Si un integrante del grupo no entrega su parte del trabajo en el plazo especificado</text:span><text:span text:style-name="T97"><text:s/>entonces podrá ser expulsado del grupo.</text:span></text:p>
          </table:table-cell>
        </table:table-row>
      </table:table>
      <text:p text:style-name="P98"/>
      <text:p text:style-name="P99"/>
      <text:p text:style-name="P100">Y para que conste, así lo firmamos, en Bilbao,a 18 de febrero de 2025__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u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note" style:display-name="Footnote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Ref.denotaalpie" style:display-name="Ref. de nota al pie" style:family="text" style:parent-style-name="Fuentedepárrafopredeter.">
      <style:text-properties style:text-position="super 63.6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justify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2.png" text:anchor-type="paragraph" svg:x="6.26811in" svg:y="-0.4374in" svg:width="0.9374in" svg:height="0.937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lexandru Constatin Darie</dc:creator>
    <meta:creation-date>2025-02-18T16:44:00Z</meta:creation-date>
    <dc:date>2025-02-25T16:49:00Z</dc:date>
    <meta:template xlink:href="Normal.dotm" xlink:type="simple"/>
    <meta:editing-cycles>4</meta:editing-cycles>
    <meta:editing-duration>PT2760S</meta:editing-duration>
    <meta:document-statistic meta:page-count="2" meta:paragraph-count="3" meta:word-count="287" meta:character-count="1863" meta:row-count="13" meta:non-whitespace-character-count="1579"/>
  </office:meta>
</office:document-meta>
</file>